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67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92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86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  <style:text-properties fo:color="#ff0000" fo:font-weight="bold"/>
    </style:style>
    <style:style style:name="P2" style:family="paragraph">
      <style:paragraph-properties fo:text-align="center"/>
    </style:style>
    <style:style style:name="P3" style:family="paragraph">
      <style:text-properties fo:color="#ff0000" fo:font-size="24pt" fo:font-weight="bold" style:font-size-asian="24pt" style:font-weight-asian="bold" style:font-size-complex="24pt" style:font-weight-complex="bold"/>
    </style:style>
    <style:style style:name="P4" style:family="paragraph">
      <style:text-properties fo:color="#ff0000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ff0000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10.543cm" svg:height="9.778cm" svg:x="15.257cm" svg:y="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986cm" svg:y1="5.289cm" svg:x2="15.648cm" svg:y2="3.478cm">
          <text:p/>
        </draw:line>
        <draw:line draw:style-name="gr2" draw:text-style-name="P2" draw:layer="layout" svg:x1="17.991cm" svg:y1="9.635cm" svg:x2="11.548cm" svg:y2="9.816cm">
          <text:p/>
        </draw:line>
        <draw:frame draw:style-name="gr3" draw:layer="layout" svg:width="5.076cm" svg:height="1.216cm" svg:x="17.991cm" svg:y="2.935cm">
          <draw:text-box>
            <text:p>input</text:p>
          </draw:text-box>
        </draw:frame>
        <draw:frame draw:style-name="gr3" draw:layer="layout" svg:width="5.077cm" svg:height="1.216cm" svg:x="18.381cm" svg:y="8.005cm">
          <draw:text-box>
            <text:p>Output</text:p>
          </draw:text-box>
        </draw:frame>
        <draw:frame draw:style-name="gr3" draw:layer="layout" svg:width="3.123cm" svg:height="1.216cm" svg:x="11.548cm" svg:y="3.151cm">
          <draw:text-box>
            <text:p>chat</text:p>
          </draw:text-box>
        </draw:frame>
        <draw:frame draw:style-name="gr4" draw:layer="layout" svg:width="3.124cm" svg:height="1.217cm" svg:x="12.914cm" svg:y="9.997cm">
          <draw:text-box>
            <text:p>chat</text:p>
          </draw:text-box>
        </draw:frame>
        <draw:custom-shape draw:style-name="gr5" draw:text-style-name="P2" draw:layer="layout" svg:width="10.543cm" svg:height="9.778cm" svg:x="1.2cm" svg:y="4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3.905cm" svg:height="2.172cm" svg:x="2.957cm" svg:y="5.29cm">
          <draw:text-box>
            <text:p text:style-name="P3"><text:span text:style-name="T1">A</text:span></text:p>
          </draw:text-box>
        </draw:frame>
        <draw:custom-shape draw:style-name="gr1" draw:text-style-name="P2" draw:layer="layout" svg:width="4.88cm" svg:height="1.992cm" svg:x="4.52cm" svg:y="7.281cm">
          <text:p text:style-name="P2">Ajout Service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4cm" svg:y1="8.005cm" svg:x2="12.524cm" svg:y2="7.1cm">
          <text:p/>
        </draw:line>
        <draw:frame draw:style-name="gr7" draw:layer="layout" svg:width="2.537cm" svg:height="2.115cm" svg:x="12.329cm" svg:y="6.556cm">
          <draw:text-box>
            <text:p>chat1</text:p>
          </draw:text-box>
        </draw:frame>
        <draw:frame draw:style-name="gr8" draw:text-style-name="P4" draw:layer="layout" svg:width="4.2cm" svg:height="1.119cm" svg:x="21.4cm" svg:y="1.281cm">
          <draw:text-box>
            <text:p text:style-name="P4"><text:span text:style-name="T2">B</text:span></text:p>
          </draw:text-box>
        </draw:frame>
        <draw:frame draw:style-name="gr8" draw:layer="layout" svg:width="25.4cm" svg:height="1.673cm" svg:x="1.2cm" svg:y="15cm">
          <draw:text-box>
            <text:p>Faut faire un <text:s/>bouton re-send en créant un nouvel service dans le cdml → implémenter la méthode qui va avec</text:p>
          </draw:text-box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custom-shape draw:style-name="gr1" draw:text-style-name="P1" draw:layer="layout" svg:width="6.999cm" svg:height="9.778cm" svg:x="18.8cm" svg:y="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985cm" svg:y1="5.289cm" svg:x2="15.647cm" svg:y2="3.478cm">
          <text:p/>
        </draw:line>
        <draw:line draw:style-name="gr2" draw:text-style-name="P2" draw:layer="layout" svg:x1="17.99cm" svg:y1="9.635cm" svg:x2="11.547cm" svg:y2="9.816cm">
          <text:p/>
        </draw:line>
        <draw:frame draw:style-name="gr3" draw:layer="layout" svg:width="3.123cm" svg:height="1.216cm" svg:x="11.547cm" svg:y="3.151cm">
          <draw:text-box>
            <text:p>QUERY</text:p>
          </draw:text-box>
        </draw:frame>
        <draw:frame draw:style-name="gr4" draw:layer="layout" svg:width="3.124cm" svg:height="1.673cm" svg:x="12.913cm" svg:y="9.997cm">
          <draw:text-box>
            <text:p>QUERY VOISINS</text:p>
          </draw:text-box>
        </draw:frame>
        <draw:custom-shape draw:style-name="gr5" draw:text-style-name="P2" draw:layer="layout" svg:width="8.601cm" svg:height="9.778cm" svg:x="1.199cm" svg:y="4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3.905cm" svg:height="2.172cm" svg:x="2.956cm" svg:y="5.29cm">
          <draw:text-box>
            <text:p text:style-name="P3"><text:span text:style-name="T1">A</text:span></text:p>
          </draw:text-box>
        </draw:frame>
        <draw:line draw:style-name="gr2" draw:text-style-name="P2" draw:layer="layout" svg:x1="9.399cm" svg:y1="8.005cm" svg:x2="12.523cm" svg:y2="7.1cm">
          <text:p/>
        </draw:line>
        <draw:frame draw:style-name="gr7" draw:layer="layout" svg:width="6.072cm" svg:height="2.115cm" svg:x="12.328cm" svg:y="6.556cm">
          <draw:text-box>
            <text:p>VOISINS</text:p>
          </draw:text-box>
        </draw:frame>
        <draw:frame draw:style-name="gr8" draw:text-style-name="P4" draw:layer="layout" svg:width="4.2cm" svg:height="1.119cm" svg:x="21.399cm" svg:y="1.281cm">
          <draw:text-box>
            <text:p text:style-name="P4"><text:span text:style-name="T2">B</text:span></text:p>
          </draw:text-box>
        </draw:frame>
        <draw:frame draw:style-name="gr8" draw:layer="layout" svg:width="25.4cm" svg:height="1.673cm" svg:x="1.199cm" svg:y="15cm">
          <draw:text-box>
            <text:p>LE A ENVOI UN GOSSIP, LE B REÇOIS LE GOSSIP ET DÉCIDE D'ENVOYER OU PAS UNE RÉPONSE</text:p>
          </draw:text-box>
        </draw:frame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kourdache </meta:initial-creator>
    <meta:creation-date>2014-11-26T14:58:02.261877029</meta:creation-date>
    <dc:date>2014-11-26T15:51:16.084992704</dc:date>
    <dc:creator>hkourdache </dc:creator>
    <meta:editing-duration>PT50M27S</meta:editing-duration>
    <meta:editing-cycles>7</meta:editing-cycles>
    <meta:generator>LibreOffice/4.2.7.2$Linux_X86_64 LibreOffice_project/420m0$Build-2</meta:generator>
    <meta:document-statistic meta:object-count="52"/>
  </office:meta>
</office:document-meta>
</file>